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2783in" svg:y="0.5937in">
            <draw:object draw:notify-on-update-of-ranges="Sheet1.A1:Sheet1.A1 Sheet1.A2:Sheet1.A16 Sheet1.E1:Sheet1.E1 Sheet1.E2:Sheet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<text:s/>execTime(sec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me x core</text:p>
          </table:table-cell>
          <table:table-cell office:value-type="string" calcext:value-type="string">
            <text:p>perfWorsening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B2]*[.A2]" office:value-type="float" office:value="514" calcext:value-type="float">
            <text:p>514</text:p>
          </table:table-cell>
          <table:table-cell table:formula="of:=[.D2]/[.D$2]*100" office:value-type="float" office:value="100" calcext:value-type="float">
            <text:p>100</text:p>
          </table:table-cell>
          <table:table-cell table:formula="of:=[.B2]/[.B$2]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B3]*[.A3]" office:value-type="float" office:value="516" calcext:value-type="float">
            <text:p>516</text:p>
          </table:table-cell>
          <table:table-cell table:formula="of:=[.D3]/[.D$2]*100" office:value-type="float" office:value="100.389105058366" calcext:value-type="float">
            <text:p>100.389105058366</text:p>
          </table:table-cell>
          <table:table-cell table:formula="of:=[.B3]/[.B$2]*100" office:value-type="float" office:value="50.1945525291829" calcext:value-type="float">
            <text:p>50.1945525291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B4]*[.A4]" office:value-type="float" office:value="604" calcext:value-type="float">
            <text:p>604</text:p>
          </table:table-cell>
          <table:table-cell table:formula="of:=[.D4]/[.D$2]*100" office:value-type="float" office:value="117.509727626459" calcext:value-type="float">
            <text:p>117.509727626459</text:p>
          </table:table-cell>
          <table:table-cell table:formula="of:=[.B4]/[.B$2]*100" office:value-type="float" office:value="29.3774319066148" calcext:value-type="float">
            <text:p>29.3774319066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5]*[.A5]" office:value-type="float" office:value="642" calcext:value-type="float">
            <text:p>642</text:p>
          </table:table-cell>
          <table:table-cell table:formula="of:=[.D5]/[.D$2]*100" office:value-type="float" office:value="124.902723735409" calcext:value-type="float">
            <text:p>124.902723735409</text:p>
          </table:table-cell>
          <table:table-cell table:formula="of:=[.B5]/[.B$2]*100" office:value-type="float" office:value="20.8171206225681" calcext:value-type="float">
            <text:p>20.8171206225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6]*[.A6]" office:value-type="float" office:value="721" calcext:value-type="float">
            <text:p>721</text:p>
          </table:table-cell>
          <table:table-cell table:formula="of:=[.D6]/[.D$2]*100" office:value-type="float" office:value="140.272373540856" calcext:value-type="float">
            <text:p>140.272373540856</text:p>
          </table:table-cell>
          <table:table-cell table:formula="of:=[.B6]/[.B$2]*100" office:value-type="float" office:value="20.0389105058366" calcext:value-type="float">
            <text:p>20.0389105058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7]*[.A7]" office:value-type="float" office:value="792" calcext:value-type="float">
            <text:p>792</text:p>
          </table:table-cell>
          <table:table-cell table:formula="of:=[.D7]/[.D$2]*100" office:value-type="float" office:value="154.085603112841" calcext:value-type="float">
            <text:p>154.085603112841</text:p>
          </table:table-cell>
          <table:table-cell table:formula="of:=[.B7]/[.B$2]*100" office:value-type="float" office:value="19.2607003891051" calcext:value-type="float">
            <text:p>19.2607003891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8]*[.A8]" office:value-type="float" office:value="846" calcext:value-type="float">
            <text:p>846</text:p>
          </table:table-cell>
          <table:table-cell table:formula="of:=[.D8]/[.D$2]*100" office:value-type="float" office:value="164.591439688716" calcext:value-type="float">
            <text:p>164.591439688716</text:p>
          </table:table-cell>
          <table:table-cell table:formula="of:=[.B8]/[.B$2]*100" office:value-type="float" office:value="18.2879377431907" calcext:value-type="float">
            <text:p>18.28793774319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9]*[.A9]" office:value-type="float" office:value="710" calcext:value-type="float">
            <text:p>710</text:p>
          </table:table-cell>
          <table:table-cell table:formula="of:=[.D9]/[.D$2]*100" office:value-type="float" office:value="138.132295719844" calcext:value-type="float">
            <text:p>138.132295719844</text:p>
          </table:table-cell>
          <table:table-cell table:formula="of:=[.B9]/[.B$2]*100" office:value-type="float" office:value="13.8132295719844" calcext:value-type="float">
            <text:p>13.8132295719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10]*[.A10]" office:value-type="float" office:value="726" calcext:value-type="float">
            <text:p>726</text:p>
          </table:table-cell>
          <table:table-cell table:formula="of:=[.D10]/[.D$2]*100" office:value-type="float" office:value="141.24513618677" calcext:value-type="float">
            <text:p>141.24513618677</text:p>
          </table:table-cell>
          <table:table-cell table:formula="of:=[.B10]/[.B$2]*100" office:value-type="float" office:value="12.84046692607" calcext:value-type="float">
            <text:p>12.84046692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11]*[.A11]" office:value-type="float" office:value="708" calcext:value-type="float">
            <text:p>708</text:p>
          </table:table-cell>
          <table:table-cell table:formula="of:=[.D11]/[.D$2]*100" office:value-type="float" office:value="137.743190661479" calcext:value-type="float">
            <text:p>137.743190661479</text:p>
          </table:table-cell>
          <table:table-cell table:formula="of:=[.B11]/[.B$2]*100" office:value-type="float" office:value="11.4785992217899" calcext:value-type="float">
            <text:p>11.4785992217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12]*[.A12]" office:value-type="float" office:value="884" calcext:value-type="float">
            <text:p>884</text:p>
          </table:table-cell>
          <table:table-cell table:formula="of:=[.D12]/[.D$2]*100" office:value-type="float" office:value="171.984435797665" calcext:value-type="float">
            <text:p>171.984435797665</text:p>
          </table:table-cell>
          <table:table-cell table:formula="of:=[.B12]/[.B$2]*100" office:value-type="float" office:value="13.2295719844358" calcext:value-type="float">
            <text:p>13.2295719844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3]*[.A13]" office:value-type="float" office:value="848" calcext:value-type="float">
            <text:p>848</text:p>
          </table:table-cell>
          <table:table-cell table:formula="of:=[.D13]/[.D$2]*100" office:value-type="float" office:value="164.980544747082" calcext:value-type="float">
            <text:p>164.980544747082</text:p>
          </table:table-cell>
          <table:table-cell table:formula="of:=[.B13]/[.B$2]*100" office:value-type="float" office:value="10.3112840466926" calcext:value-type="float">
            <text:p>10.3112840466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4]*[.A14]" office:value-type="float" office:value="960" calcext:value-type="float">
            <text:p>960</text:p>
          </table:table-cell>
          <table:table-cell table:formula="of:=[.D14]/[.D$2]*100" office:value-type="float" office:value="186.770428015564" calcext:value-type="float">
            <text:p>186.770428015564</text:p>
          </table:table-cell>
          <table:table-cell table:formula="of:=[.B14]/[.B$2]*100" office:value-type="float" office:value="9.33852140077821" calcext:value-type="float">
            <text:p>9.338521400778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15]*[.A15]" office:value-type="float" office:value="1032" calcext:value-type="float">
            <text:p>1032</text:p>
          </table:table-cell>
          <table:table-cell table:formula="of:=[.D15]/[.D$2]*100" office:value-type="float" office:value="200.778210116732" calcext:value-type="float">
            <text:p>200.778210116732</text:p>
          </table:table-cell>
          <table:table-cell table:formula="of:=[.B15]/[.B$2]*100" office:value-type="float" office:value="8.36575875486381" calcext:value-type="float">
            <text:p>8.365758754863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16]*[.A16]" office:value-type="float" office:value="1440" calcext:value-type="float">
            <text:p>1440</text:p>
          </table:table-cell>
          <table:table-cell table:formula="of:=[.D16]/[.D$2]*100" office:value-type="float" office:value="280.155642023346" calcext:value-type="float">
            <text:p>280.155642023346</text:p>
          </table:table-cell>
          <table:table-cell table:formula="of:=[.B16]/[.B$2]*100" office:value-type="float" office:value="8.75486381322957" calcext:value-type="float">
            <text:p>8.75486381322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2:39:22.516354099</meta:creation-date>
    <dc:date>2025-09-16T14:50:56.252888696</dc:date>
    <meta:editing-duration>PT1H8M39S</meta:editing-duration>
    <meta:editing-cycles>1</meta:editing-cycles>
    <meta:document-statistic meta:table-count="1" meta:cell-count="80" meta:object-count="1"/>
    <meta:generator>LibreOffice/25.2.5.2$Linux_X86_64 LibreOffice_project/fb4792146257752f54eab576deb869869b10857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3cm" svg:y="4.201cm" style:legend-expansion="high" chart:style-name="ch2"/>
        <chart:plot-area chart:style-name="ch3" svg:x="0.32cm" svg:y="0.18cm" svg:width="11.473cm" svg:height="8.64cm">
          <chart:coordinate-region svg:x="1.145cm" svg:y="0.379cm" svg:width="10.4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6" chart:label-cell-address="Sheet1.E1:Sheet1.E1" chart:class="chart:scatter">
            <chart:domain table:cell-range-address="Sheet1.A2:Sheet1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fWorsening%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100">
                <text:p>100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.389105058366">
                <text:p>100.38910505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7.509727626459">
                <text:p>117.509727626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4.902723735409">
                <text:p>124.902723735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40.272373540856">
                <text:p>140.272373540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54.085603112841">
                <text:p>154.085603112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64.591439688716">
                <text:p>164.591439688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8.132295719844">
                <text:p>138.132295719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1.24513618677">
                <text:p>141.24513618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7.743190661479">
                <text:p>137.743190661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1.984435797665">
                <text:p>171.984435797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4.980544747082">
                <text:p>164.980544747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86.770428015564">
                <text:p>186.770428015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00.778210116732">
                <text:p>200.778210116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280.155642023346">
                <text:p>280.155642023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